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2c9b1" officeooo:paragraph-rsid="0002c9b1"/>
    </style:style>
    <style:style style:name="P2" style:family="paragraph" style:parent-style-name="Preformatted_20_Text">
      <style:text-properties officeooo:rsid="000305c3" officeooo:paragraph-rsid="000305c3"/>
    </style:style>
    <style:style style:name="P3" style:family="paragraph" style:parent-style-name="Preformatted_20_Text">
      <style:text-properties officeooo:rsid="000305c3" officeooo:paragraph-rsid="00047f51"/>
    </style:style>
    <style:style style:name="P4" style:family="paragraph" style:parent-style-name="Preformatted_20_Text">
      <style:text-properties style:text-position="0% 100%" fo:font-weight="bold" officeooo:rsid="0002c9b1" officeooo:paragraph-rsid="0002c9b1" style:font-weight-asian="bold" style:font-weight-complex="bold"/>
    </style:style>
    <style:style style:name="P5" style:family="paragraph" style:parent-style-name="Preformatted_20_Text">
      <style:text-properties style:text-position="0% 100%" fo:font-weight="normal" officeooo:rsid="00047f51" officeooo:paragraph-rsid="00047f51" style:font-weight-asian="normal" style:font-weight-complex="normal"/>
    </style:style>
    <style:style style:name="P6" style:family="paragraph" style:parent-style-name="Preformatted_20_Text">
      <style:text-properties officeooo:rsid="00060cfd" officeooo:paragraph-rsid="00060cfd"/>
    </style:style>
    <style:style style:name="P7" style:family="paragraph" style:parent-style-name="Preformatted_20_Text">
      <style:text-properties officeooo:rsid="00096b42" officeooo:paragraph-rsid="00096b42"/>
    </style:style>
    <style:style style:name="P8" style:family="paragraph" style:parent-style-name="Preformatted_20_Text">
      <style:text-properties fo:font-weight="bold" officeooo:rsid="00047f51" officeooo:paragraph-rsid="00047f51" style:font-weight-asian="bold" style:font-weight-complex="bold"/>
    </style:style>
    <style:style style:name="P9" style:family="paragraph" style:parent-style-name="Preformatted_20_Text">
      <style:text-properties fo:font-weight="bold" officeooo:rsid="000c5dec" officeooo:paragraph-rsid="000c5dec" style:font-weight-asian="bold" style:font-weight-complex="bold"/>
    </style:style>
    <style:style style:name="P10" style:family="paragraph" style:parent-style-name="Preformatted_20_Text">
      <style:text-properties officeooo:rsid="0002c9b1" officeooo:paragraph-rsid="0002c9b1"/>
    </style:style>
    <style:style style:name="P11" style:family="paragraph" style:parent-style-name="Preformatted_20_Text">
      <style:text-properties fo:font-weight="normal" officeooo:rsid="000c5dec" officeooo:paragraph-rsid="000c5dec" style:font-weight-asian="normal" style:font-weight-complex="normal"/>
    </style:style>
    <style:style style:name="P12" style:family="paragraph" style:parent-style-name="Preformatted_20_Text">
      <style:text-properties fo:font-weight="normal" officeooo:rsid="000c5dec" officeooo:paragraph-rsid="000ddbd2" style:font-weight-asian="normal" style:font-weight-complex="normal"/>
    </style:style>
    <style:style style:name="P13" style:family="paragraph" style:parent-style-name="Preformatted_20_Text">
      <style:text-properties fo:font-style="italic" fo:font-weight="normal" officeooo:rsid="000c5dec" officeooo:paragraph-rsid="000c5dec" style:font-style-asian="italic" style:font-weight-asian="normal" style:font-style-complex="italic" style:font-weight-complex="normal"/>
    </style:style>
    <style:style style:name="P14" style:family="paragraph" style:parent-style-name="Preformatted_20_Text">
      <style:text-properties fo:font-style="italic" officeooo:rsid="000ddbd2" officeooo:paragraph-rsid="000ddbd2" style:font-style-asian="italic" style:font-style-complex="italic"/>
    </style:style>
    <style:style style:name="P15" style:family="paragraph" style:parent-style-name="Preformatted_20_Text">
      <style:text-properties fo:font-style="normal" fo:font-weight="normal" officeooo:rsid="000c5dec" officeooo:paragraph-rsid="000c5dec" style:font-style-asian="normal" style:font-weight-asian="normal" style:font-style-complex="normal" style:font-weight-complex="normal"/>
    </style:style>
    <style:style style:name="P16" style:family="paragraph" style:parent-style-name="Preformatted_20_Text">
      <style:text-properties fo:font-style="normal" officeooo:rsid="000ddbd2" officeooo:paragraph-rsid="000ddbd2" style:font-style-asian="normal" style:font-style-complex="normal"/>
    </style:style>
    <style:style style:name="P17" style:family="paragraph" style:parent-style-name="Preformatted_20_Text">
      <style:text-properties officeooo:rsid="000305c3" officeooo:paragraph-rsid="0002c9b1"/>
    </style:style>
    <style:style style:name="T1" style:family="text">
      <style:text-properties officeooo:rsid="00074713"/>
    </style:style>
    <style:style style:name="T2" style:family="text">
      <style:text-properties officeooo:rsid="000a1161"/>
    </style:style>
    <style:style style:name="T3" style:family="text">
      <style:text-properties fo:font-weight="normal" officeooo:rsid="000c5dec" style:font-weight-asian="normal" style:font-weight-complex="normal"/>
    </style:style>
    <style:style style:name="T4" style:family="text">
      <style:text-properties officeooo:rsid="000ddbd2"/>
    </style:style>
    <style:style style:name="T5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faces for Employee administrator program</text:p>
      <text:p text:style-name="P1"/>
      <text:p text:style-name="P9">DataHandlerAbstract</text:p>
      <text:p text:style-name="P13"/>
      <text:p text:style-name="P13">abstract:</text:p>
      <text:p text:style-name="P11">get_all_employees()</text:p>
      <text:p text:style-name="P11">save_employees(Employee[])</text:p>
      <text:p text:style-name="P11">update_employee(Employee)</text:p>
      <text:p text:style-name="P11">delete_employees(Employee[])</text:p>
      <text:p text:style-name="P11"/>
      <text:p text:style-name="P13">implemented:</text:p>
      <text:p text:style-name="P15">get_statistic()</text:p>
      <text:p text:style-name="P15">save_employee(Employee)</text:p>
      <text:p text:style-name="P15">get_employee(employee id)</text:p>
      <text:p text:style-name="P15">employee_exists(employee id)</text:p>
      <text:p text:style-name="P11"><text:span text:style-name="T5">delete_employee(Employe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ds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ds" fo:country="D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9T13:56:09.074326155</dc:date>
    <meta:editing-duration>PT1H42M58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19" meta:character-count="299" meta:non-whitespace-character-count="293"/>
  </office:meta>
</office:document-meta>
</file>